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d0101" officeooo:paragraph-rsid="00107a42" style:font-size-asian="10.5pt"/>
    </style:style>
    <style:style style:name="P2" style:family="paragraph" style:parent-style-name="Standard">
      <style:text-properties fo:language="en" fo:country="US" officeooo:rsid="00727ad3" officeooo:paragraph-rsid="00107a42"/>
    </style:style>
    <style:style style:name="P3" style:family="paragraph" style:parent-style-name="Standard">
      <style:text-properties fo:language="en" fo:country="US" officeooo:rsid="0038a1fe" officeooo:paragraph-rsid="00107a42"/>
    </style:style>
    <style:style style:name="P4" style:family="paragraph" style:parent-style-name="Standard">
      <style:text-properties fo:language="en" fo:country="US" officeooo:rsid="003a4d1b" officeooo:paragraph-rsid="00107a42"/>
    </style:style>
    <style:style style:name="P5" style:family="paragraph" style:parent-style-name="Standard">
      <style:text-properties fo:language="en" fo:country="US" officeooo:rsid="002cfe35" officeooo:paragraph-rsid="00107a42"/>
    </style:style>
    <style:style style:name="P6" style:family="paragraph" style:parent-style-name="Standard">
      <style:text-properties fo:language="en" fo:country="US" officeooo:rsid="00377aa5" officeooo:paragraph-rsid="00107a42"/>
    </style:style>
    <style:style style:name="T1" style:family="text">
      <style:text-properties officeooo:rsid="006f3fb9"/>
    </style:style>
    <style:style style:name="T2" style:family="text">
      <style:text-properties officeooo:rsid="003baab6"/>
    </style:style>
    <style:style style:name="T3" style:family="text">
      <style:text-properties officeooo:rsid="003d41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AS:</text:p>
      <text:p text:style-name="P3"/>
      <text:p text:style-name="P3"/>
      <text:p text:style-name="P3">Sia Jensen che Brugem in realtà usano homogenization ma alla fine il tensore K ha un unica componente ( lo modellano al variare di porosity) perciò forse nn è giusto includerli in tensorial approach…</text:p>
      <text:p text:style-name="P3"/>
      <text:p text:style-name="P4">Remember to talk about:</text:p>
      <text:p text:style-name="P4">- anisotropy: the K or Cd shoul vary in space inside the coating</text:p>
      <text:p text:style-name="P4">- interface: how to couple the two models <text:span text:style-name="T2">(hai gia scritto un report…)</text:span></text:p>
      <text:p text:style-name="P4">- <text:span text:style-name="T3">multiple scales (homogenization)</text:span></text:p>
      <text:p text:style-name="P4">- <text:span text:style-name="T3">FSI (the drag term in the vans is directly generated by the equations, you have to couple some mechanical solver to this)</text:span></text:p>
      <text:p text:style-name="P5"/>
      <text:p text:style-name="P6">(Control Mortazavi)</text:p>
      <text:p text:style-name="P1">Parla del fatto che le VANS sono state applicate in moltissimi altri ambiti, (termico, multifase, acustica,.. ) e in generale sono una teoria matura; al contrario dell’approccio canopy che nn deriva da un formalismo ma è sostanzialmente un fitting sui dati sperimen<text:span text:style-name="T1">ta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6:36:00.694980199</meta:creation-date>
    <dc:date>2017-09-24T16:36:27.408007111</dc:date>
    <meta:editing-duration>PT26S</meta:editing-duration>
    <meta:editing-cycles>1</meta:editing-cycles>
    <meta:document-statistic meta:table-count="0" meta:image-count="0" meta:object-count="0" meta:page-count="1" meta:paragraph-count="9" meta:word-count="136" meta:character-count="807" meta:non-whitespace-character-count="680"/>
    <meta:generator>LibreOffice/5.1.6.2$Linux_X86_64 LibreOffice_project/10m0$Build-2</meta:generator>
  </office:meta>
</office:document-meta>
</file>